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1"/>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plaints Policy</text:h>
      <text:p text:style-name="Text_20_body">I aim to work in close partnership with all parents/carers to help meet the needs of their children. I hope you are happy with the service that I provide but I appreciate that there may be times when you feel that I am not offering you and your child the service that you require. I hope that you will feel able to discuss any concerns or issues that you have with me directly. If you would rather not talk in front of your child then we can arrange a more convenient time, for example in the evening or at the weekend. I will make every effort to resolve the issue. If you prefer, you can put the complaint formally in writing or by email to me. </text:p>
      <text:p text:style-name="Text_20_body">Depending on the nature of the complaint, I will investigate myself or it will be passed on to Ofsted to investigate. Complaints will be treated sensitively. In the case of formal complaints you will be notified of the outcome and receive a copy of any written records regarding the complaint within 28 days. </text:p>
      <text:p text:style-name="Text_20_body">I will keep a written record of all complaints. It will remain confidential unless an Ofsted inspector asks to see it. I will record the following:- </text:p>
      <text:list xml:id="list7256021381" text:style-name="L1">
        <text:list-item>
          <text:p text:style-name="P1">Name of the person making the complaint</text:p>
        </text:list-item>
        <text:list-item>
          <text:p text:style-name="P1">Nature of the complaint</text:p>
        </text:list-item>
        <text:list-item>
          <text:p text:style-name="P1">Date and time of the complaint</text:p>
        </text:list-item>
        <text:list-item>
          <text:p text:style-name="P1">Action taken in response to the complaint</text:p>
        </text:list-item>
        <text:list-item>
          <text:p text:style-name="P1">Outcome of the complaint investigation (e.g. ways the service has improved)</text:p>
        </text:list-item>
        <text:list-item>
          <text:p text:style-name="P1">Details of the information, findings and action taken that were given to the complainant. </text:p>
        </text:list-item>
      </text:list>
      <text:p text:style-name="Text_20_body">If you feel that you are unable to talk to me or that after talking the matter remains unresolved, then for impartial advice you can talk in confidence to: </text:p>
      <text:p text:style-name="Text_20_body">The Starting Life Well Service on <text:span text:style-name="T1">0161 909 6508</text:span></text:p>
      <text:p text:style-name="Text_20_body">If you wish to make a formal complaint then you can contact the Ofsted helpline on <text:span text:style-name="T1">0300 123 1231</text:span></text:p>
      <text:p text:style-name="Text_20_body">Ofsted produces guidance on concerns and complaints about childminders and childcare providers. This is available on Ofsted's website and provides guidance on the complainant's right to contact Ofsted. </text:p>
      <text:p text:style-name="Text_20_body">Date: 07/06/201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9:19:30</meta:creation-date>
    <dc:date>2014-06-08T17:10:24</dc:date>
    <meta:editing-duration>PT32M46S</meta:editing-duration>
    <meta:editing-cycles>10</meta:editing-cycles>
    <meta:generator>LibreOffice/3.5$Linux_X86_64 LibreOffice_project/350m1$Build-2</meta:generator>
    <dc:creator>Ross Fenning</dc:creator>
    <meta:document-statistic meta:table-count="0" meta:image-count="0" meta:object-count="0" meta:page-count="1" meta:paragraph-count="15" meta:word-count="349" meta:character-count="1943" meta:non-whitespace-character-count="1609"/>
  </office:meta>
</office:document-meta>
</file>